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>
            <text:p>nom_coach</text:p>
          </table:table-cell>
          <table:table-cell table:style-name="ce1" office:value-type="string">
            <text:p>nb act</text:p>
          </table:table-cell>
        </table:table-row>
        <table:table-row table:style-name="ro2">
          <table:table-cell office:value-type="string">
            <text:p>Bill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b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o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FR">
      <number:number number:decimal-places="0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1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q_5f_nb_5f_coach" style:display-name="PageStyle_rq_nb_co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1T11:37:00.47</dc:date>
    <meta:editing-duration>PT7S</meta:editing-duration>
    <meta:editing-cycles>1</meta:editing-cycles>
    <meta:document-statistic meta:table-count="1" meta:cell-count="8" meta:object-count="0"/>
    <meta:generator>OpenOffice.org/3.3$Win32 OpenOffice.org_project/330m20$Build-9567</meta:generator>
  </office:meta>
</office:document-meta>
</file>